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4pt" officeooo:paragraph-rsid="0010346a" style:font-size-asian="14pt" style:font-name-complex="Arial1" style:font-size-complex="14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4pt" officeooo:paragraph-rsid="00145d73" style:font-size-asian="14pt" style:font-name-complex="Arial1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officeooo:paragraph-rsid="0010346a" style:font-size-asian="20pt" style:font-name-complex="Arial1" style:font-size-complex="2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officeooo:paragraph-rsid="00145d73" style:font-size-asian="20pt" style:font-name-complex="Arial1" style:font-size-complex="20pt"/>
    </style:style>
    <style:style style:name="P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10346a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officeooo:paragraph-rsid="0010346a" style:font-size-asian="20pt" style:font-name-complex="Arial1" style:font-size-complex="20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officeooo:paragraph-rsid="00145d73" style:font-size-asian="20pt" style:font-name-complex="Arial1" style:font-size-complex="20pt"/>
    </style:style>
    <style:style style:name="P8" style:family="paragraph" style:parent-style-name="Standard">
      <style:paragraph-properties fo:margin-top="0cm" fo:margin-bottom="0cm" loext:contextual-spacing="false" fo:line-height="170%" fo:text-align="center" style:justify-single-word="false"/>
      <style:text-properties fo:color="#000000" style:font-name="Arial" fo:font-size="20pt" fo:font-weight="normal" officeooo:rsid="000ef46d" officeooo:paragraph-rsid="00145d73" style:font-size-asian="20pt" style:font-weight-asian="normal" style:font-name-complex="Arial1" style:font-size-complex="20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70%" fo:text-align="center" style:justify-single-word="false"/>
      <style:text-properties officeooo:paragraph-rsid="001679a9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Arial" fo:font-size="20pt" style:font-size-asian="20pt" style:font-name-complex="Arial1" style:font-size-complex="20pt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26pt" fo:font-weight="normal" style:font-size-asian="26pt" style:font-weight-asian="normal" style:font-name-complex="Arial1" style:font-size-complex="26pt" style:font-weight-complex="normal"/>
    </style:style>
    <style:style style:name="T4" style:family="text">
      <style:text-properties style:font-name="Arial" fo:font-size="26pt" fo:font-weight="normal" officeooo:rsid="001679a9" style:font-size-asian="26pt" style:font-weight-asian="normal" style:font-name-complex="Arial1" style:font-size-complex="26pt" style:font-weight-complex="normal"/>
    </style:style>
    <style:style style:name="T5" style:family="text">
      <style:text-properties style:font-name="Arial" fo:font-size="26pt" style:font-size-asian="26pt" style:font-name-complex="Arial1" style:font-size-complex="26pt"/>
    </style:style>
    <style:style style:name="T6" style:family="text">
      <style:text-properties fo:color="#000000" style:font-name="Arial" fo:font-size="20pt" fo:font-weight="normal" officeooo:rsid="000ef46d" style:font-size-asian="20pt" style:font-weight-asian="normal" style:font-name-complex="Arial1" style:font-size-complex="20pt" style:font-weight-complex="normal"/>
    </style:style>
    <style:style style:name="T7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2.80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2.50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3.466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Lindo És</text:span><text:span text:style-name="T1"><text:tab/><text:tab/><text:tab/></text:span><text:span text:style-name="T2">Livres Para Adorar<text:tab/><text:tab/></text:span><text:span text:style-name="T3">[ </text:span><text:span text:style-name="T4">52 </text:span><text:span text:style-name="T3">]</text:span></text:p>
      <text:p text:style-name="P1"><draw:custom-shape text:anchor-type="paragraph" draw:z-index="2" draw:style-name="gr3" draw:text-style-name="P10" svg:width="0.318cm" svg:height="3.599cm" svg:x="13.055cm" svg:y="0.43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Lindo, lindo, lindo és</text:p>
      <text:p text:style-name="P3"><draw:frame text:anchor-type="paragraph" draw:z-index="3" draw:style-name="gr2" draw:text-style-name="P11" svg:width="1.059cm" svg:height="0.489cm" svg:x="13.531cm" svg:y="0.582cm"><draw:text-box><text:p><text:span text:style-name="T7">2x</text:span></text:p></draw:text-box></draw:frame>Glória, glória eu Te dou, Jesus, Jesus</text:p>
      <text:p text:style-name="P3">Lindo, lindo, lindo és</text:p>
      <text:p text:style-name="P3">Glória, glória eu Te dou, Jesus, Jesus</text:p>
      <text:p text:style-name="P3"><draw:custom-shape text:anchor-type="paragraph" draw:z-index="0" draw:style-name="gr1" draw:text-style-name="P10" svg:width="0.318cm" svg:height="2.805cm" svg:x="11.308cm" svg:y="0.66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Me leva a sala do trono</text:p>
      <text:p text:style-name="P3"><draw:frame text:anchor-type="paragraph" draw:z-index="1" draw:style-name="gr2" draw:text-style-name="P11" svg:width="1.059cm" svg:height="0.489cm" svg:x="11.943cm" svg:y="0.273cm"><draw:text-box><text:p><text:span text:style-name="T7">4x</text:span></text:p></draw:text-box></draw:frame>Mostra Tua beleza</text:p>
      <text:p text:style-name="P3">Quero ver Tua face Deus</text:p>
      <text:p text:style-name="P3"><draw:custom-shape text:anchor-type="paragraph" draw:z-index="6" draw:style-name="gr5" draw:text-style-name="P10" svg:width="0.239cm" svg:height="3.467cm" svg:x="13.107cm" svg:y="0.80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Lindo, lindo, lindo és</text:p>
      <text:p text:style-name="P3"><draw:frame text:anchor-type="paragraph" draw:z-index="7" draw:style-name="gr2" draw:text-style-name="P11" svg:width="1.059cm" svg:height="0.489cm" svg:x="13.531cm" svg:y="0.582cm"><draw:text-box><text:p><text:span text:style-name="T7">2x</text:span></text:p></draw:text-box></draw:frame>Glória, glória eu Te dou, Jesus, Jesus</text:p>
      <text:p text:style-name="P3">Lindo, lindo, lindo és</text:p>
      <text:p text:style-name="P3">Glória, glória eu Te dou, Jesus, Jesus</text:p>
      <text:p text:style-name="P3"/>
      <text:p text:style-name="P3"><draw:custom-shape text:anchor-type="paragraph" draw:z-index="4" draw:style-name="gr4" draw:text-style-name="P10" svg:width="0.318cm" svg:height="2.505cm" svg:x="11.15cm" svg:y="0.02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** Me leva a sala do trono</text:p>
      <text:p text:style-name="P3"><draw:frame text:anchor-type="paragraph" draw:z-index="5" draw:style-name="gr2" draw:text-style-name="P11" svg:width="1.059cm" svg:height="0.489cm" svg:x="11.705cm" svg:y="0.141cm"><draw:text-box><text:p><text:span text:style-name="T7">2x</text:span></text:p></draw:text-box></draw:frame>Mostra Tua beleza</text:p>
      <text:p text:style-name="P3">Quero ver Tua face Deus</text:p>
      <text:p text:style-name="P3"/>
      <text:p text:style-name="P3">Só quero, só quero, ver Você</text:p>
      <text:p text:style-name="P3">Só quero, só quero, ver Você</text:p>
      <text:p text:style-name="P9"><text:span text:style-name="T6">Só quero, só quero, ver Você</text:span></text:p>
      <text:p text:style-name="P9"><text:span text:style-name="T5">Lindo És</text:span><text:span text:style-name="T1"><text:tab/><text:tab/><text:tab/></text:span><text:span text:style-name="T2">Livres Para Adorar<text:tab/><text:tab/></text:span><text:span text:style-name="T3">[ </text:span><text:span text:style-name="T4">52 </text:span><text:span text:style-name="T3">]</text:span></text:p>
      <text:p text:style-name="P2"><draw:custom-shape text:anchor-type="paragraph" draw:z-index="10" draw:style-name="gr3" draw:text-style-name="P10" svg:width="0.318cm" svg:height="3.599cm" svg:x="13.055cm" svg:y="0.43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Lindo, lindo, lindo és</text:p>
      <text:p text:style-name="P4"><draw:frame text:anchor-type="paragraph" draw:z-index="11" draw:style-name="gr2" draw:text-style-name="P11" svg:width="1.059cm" svg:height="0.489cm" svg:x="13.531cm" svg:y="0.582cm"><draw:text-box><text:p><text:span text:style-name="T7">2x</text:span></text:p></draw:text-box></draw:frame>Glória, glória eu Te dou, Jesus, Jesus</text:p>
      <text:p text:style-name="P4">Lindo, lindo, lindo és</text:p>
      <text:p text:style-name="P4">Glória, glória eu Te dou, Jesus, Jesus</text:p>
      <text:p text:style-name="P4"><draw:custom-shape text:anchor-type="paragraph" draw:z-index="8" draw:style-name="gr1" draw:text-style-name="P10" svg:width="0.318cm" svg:height="2.805cm" svg:x="11.308cm" svg:y="0.66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Me leva a sala do trono</text:p>
      <text:p text:style-name="P4"><draw:frame text:anchor-type="paragraph" draw:z-index="9" draw:style-name="gr2" draw:text-style-name="P11" svg:width="1.059cm" svg:height="0.489cm" svg:x="11.943cm" svg:y="0.273cm"><draw:text-box><text:p><text:span text:style-name="T7">4x</text:span></text:p></draw:text-box></draw:frame>Mostra Tua beleza</text:p>
      <text:p text:style-name="P4">Quero ver Tua face Deus</text:p>
      <text:p text:style-name="P4"><draw:custom-shape text:anchor-type="paragraph" draw:z-index="14" draw:style-name="gr5" draw:text-style-name="P10" svg:width="0.239cm" svg:height="3.467cm" svg:x="13.107cm" svg:y="0.80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Lindo, lindo, lindo és</text:p>
      <text:p text:style-name="P4"><draw:frame text:anchor-type="paragraph" draw:z-index="15" draw:style-name="gr2" draw:text-style-name="P11" svg:width="1.059cm" svg:height="0.489cm" svg:x="13.531cm" svg:y="0.582cm"><draw:text-box><text:p><text:span text:style-name="T7">2x</text:span></text:p></draw:text-box></draw:frame>Glória, glória eu Te dou, Jesus, Jesus</text:p>
      <text:p text:style-name="P4">Lindo, lindo, lindo és</text:p>
      <text:p text:style-name="P4">Glória, glória eu Te dou, Jesus, Jesus</text:p>
      <text:p text:style-name="P4"/>
      <text:p text:style-name="P4"><draw:custom-shape text:anchor-type="paragraph" draw:z-index="12" draw:style-name="gr4" draw:text-style-name="P10" svg:width="0.318cm" svg:height="2.505cm" svg:x="11.15cm" svg:y="0.02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** Me leva a sala do trono</text:p>
      <text:p text:style-name="P4"><draw:frame text:anchor-type="paragraph" draw:z-index="13" draw:style-name="gr2" draw:text-style-name="P11" svg:width="1.059cm" svg:height="0.489cm" svg:x="11.705cm" svg:y="0.141cm"><draw:text-box><text:p><text:span text:style-name="T7">2x</text:span></text:p></draw:text-box></draw:frame>Mostra Tua beleza</text:p>
      <text:p text:style-name="P4">Quero ver Tua face Deus</text:p>
      <text:p text:style-name="P4"/>
      <text:p text:style-name="P4">Só quero, só quero, ver Você</text:p>
      <text:p text:style-name="P4">Só quero, só quero, ver Você</text:p>
      <text:p text:style-name="P8">Só quero, só quero, ver Você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9-12T19:47:50.100526216</dc:date>
    <meta:editing-cycles>19</meta:editing-cycles>
    <meta:editing-duration>PT25M9S</meta:editing-duration>
    <meta:generator>LibreOffice/5.4.1.2.0$Linux_X86_64 LibreOffice_project/40m0$Build-2</meta:generator>
    <meta:document-statistic meta:table-count="0" meta:image-count="0" meta:object-count="0" meta:page-count="1" meta:paragraph-count="36" meta:word-count="198" meta:character-count="980" meta:non-whitespace-character-count="812"/>
  </office:meta>
</office:document-meta>
</file>